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5.9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37">
      <style:text-properties style:font-name="Liberation Sans"/>
    </style:style>
    <style:style style:name="ce4" style:family="table-cell" style:parent-style-name="Default">
      <style:text-properties style:font-name="Liberation Sans" fo:language="en" fo:country="US" style:font-name-asian="WenQuanYi Zen Hei" style:font-name-complex="Lohit Marath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style:font-name="Liberation Sans" style:font-name-asian="WenQuanYi Zen Hei" style:font-name-complex="Lohit Marath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/>
          <table:table-cell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date" office:date-value="2014-03-19">
            <text:p>03/19/14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latinen</text:p>
          </table:table-cell>
          <table:table-cell table:style-name="ce6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user.d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estellnr. </text:p>
          </table:table-cell>
          <table:table-cell office:value-type="string">
            <text:p>Menge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656-FIX30SSLAHF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10" office:value-type="float" office:value="13.08">
            <text:p>13.08</text:p>
          </table:table-cell>
          <table:table-cell table:style-name="ce10" table:formula="of:=[.C7]*[.F7]" office:value-type="float" office:value="39.24">
            <text:p>39.24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38-54132-4062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5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10" office:value-type="float" office:value="2.01">
            <text:p>2.01</text:p>
          </table:table-cell>
          <table:table-cell table:style-name="ce10" table:formula="of:=[.C8]*[.F8]" office:value-type="float" office:value="6.03">
            <text:p>6.03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95-TFP401APZP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5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10" office:value-type="float" office:value="7.2">
            <text:p>7.20</text:p>
          </table:table-cell>
          <table:table-cell table:style-name="ce10" table:formula="of:=[.C9]*[.F9]" office:value-type="float" office:value="21.6">
            <text:p>21.60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95-SN75LVDS83BDGGR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5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10" office:value-type="float" office:value="5.24">
            <text:p>5.24</text:p>
          </table:table-cell>
          <table:table-cell table:style-name="ce10" table:formula="of:=[.C10]*[.F10]" office:value-type="float" office:value="15.72">
            <text:p>15.72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56-ATMEGA88PA-AU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5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10" office:value-type="float" office:value="1.92">
            <text:p>1.92</text:p>
          </table:table-cell>
          <table:table-cell table:style-name="ce10" table:formula="of:=[.C11]*[.F11]" office:value-type="float" office:value="5.76">
            <text:p>5.76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38-53261-0671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5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10" office:value-type="float" office:value="1.65">
            <text:p>1.65</text:p>
          </table:table-cell>
          <table:table-cell table:style-name="ce10" table:formula="of:=[.C12]*[.F12]" office:value-type="float" office:value="4.95">
            <text:p>4.95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38-51021-0600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5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10" office:value-type="float" office:value="0.27">
            <text:p>0.27</text:p>
          </table:table-cell>
          <table:table-cell table:style-name="ce10" table:formula="of:=[.C13]*[.F13]" office:value-type="float" office:value="0.81">
            <text:p>0.81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38-79758-0006</text:p>
          </table:table-cell>
          <table:table-cell table:style-name="ce1"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5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10" office:value-type="float" office:value="0.159">
            <text:p>0.16</text:p>
          </table:table-cell>
          <table:table-cell table:style-name="ce10" table:formula="of:=[.C14]*[.F14]" office:value-type="float" office:value="2.862">
            <text:p>2.86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649-10033526-N3212LF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5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10" office:value-type="float" office:value="0.464">
            <text:p>0.46</text:p>
          </table:table-cell>
          <table:table-cell table:style-name="ce10" table:formula="of:=[.C15]*[.F15]" office:value-type="float" office:value="1.392">
            <text:p>1.39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649-10029449-111RLF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5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10" office:value-type="float" office:value="0.48">
            <text:p>0.48</text:p>
          </table:table-cell>
          <table:table-cell table:style-name="ce10" table:formula="of:=[.C16]*[.F16]" office:value-type="float" office:value="1.44">
            <text:p>1.44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56-AT24C01C-SSHM-B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5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10" office:value-type="float" office:value="0.232">
            <text:p>0.23</text:p>
          </table:table-cell>
          <table:table-cell table:style-name="ce10" table:formula="of:=[.C17]*[.F17]" office:value-type="float" office:value="0.696">
            <text:p>0.70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1"/>
          <table:table-cell/>
          <table:table-cell table:style-name="ce5"/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2"/>
          <table:table-cell office:value-type="string">
            <text:p>656-FIX30HLKITASSY</text:p>
          </table:table-cell>
          <table:table-cell table:style-name="ce1" office:value-type="float" office:value="1">
            <text:p>1</text:p>
          </table:table-cell>
          <table:table-cell table:style-name="ce8" office:value-type="string">
            <text:p>FI-X30HL-KITASSY-300M </text:p>
          </table:table-cell>
          <table:table-cell table:style-name="ce5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10" office:value-type="float" office:value="10.19">
            <text:p>10.19</text:p>
          </table:table-cell>
          <table:table-cell table:style-name="ce10" table:formula="of:=[.C19]*[.F19]" office:value-type="float" office:value="10.19">
            <text:p>10.19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806-KLDX-0202-A-LT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10" office:value-type="float" office:value="0.704">
            <text:p>0.70</text:p>
          </table:table-cell>
          <table:table-cell table:style-name="ce10" table:formula="of:=[.C20]*[.F20]" office:value-type="float" office:value="2.112">
            <text:p>2.11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647-RSS1C101MCN1GS</text:p>
          </table:table-cell>
          <table:table-cell table:style-name="ce1" table:formula="of:=[.$D$4]" office:value-type="float" office:value="3">
            <text:p>3</text:p>
          </table:table-cell>
          <table:table-cell table:style-name="ce5" office:value-type="string">
            <text:p>Organische Polymer-Aluminiumkondensatoren 100UF 16V 20%</text:p>
          </table:table-cell>
          <table:table-cell table:style-name="ce5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.24</text:p>
          </table:table-cell>
          <table:table-cell table:style-name="ce10" table:formula="of:=[.C21]*[.F21]" office:value-type="float" office:value="3.72">
            <text:p>3.72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647-RFS1A100MCN1GB</text:p>
          </table:table-cell>
          <table:table-cell table:style-name="ce1" table:formula="of:=[.$D$4]*3" office:value-type="float" office:value="9">
            <text:p>9</text:p>
          </table:table-cell>
          <table:table-cell table:style-name="ce6" office:value-type="string">
            <text:p>Organische Polymer-Aluminiumkondensatoren 10V 10uF 20%</text:p>
          </table:table-cell>
          <table:table-cell table:style-name="ce5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.616</text:p>
          </table:table-cell>
          <table:table-cell table:style-name="ce10" table:formula="of:=[.C22]*[.F22]" office:value-type="float" office:value="5.544">
            <text:p>5.54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8-BZG03C15-TR3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5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.2</text:p>
          </table:table-cell>
          <table:table-cell table:style-name="ce10" table:formula="of:=[.C23]*[.F23]" office:value-type="float" office:value="0.6">
            <text:p>0.60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595-TLV1117CDCYR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5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.512</text:p>
          </table:table-cell>
          <table:table-cell table:style-name="ce10" table:formula="of:=[.C24]*[.F24]" office:value-type="float" office:value="1.536">
            <text:p>1.54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895-FT232RL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5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.66</text:p>
          </table:table-cell>
          <table:table-cell table:style-name="ce10" table:formula="of:=[.C25]*[.F25]" office:value-type="float" office:value="10.98">
            <text:p>10.98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4-ATS073ASM-1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5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10" table:formula="of:=[.C26]*[.F26]" office:value-type="float" office:value="0.936">
            <text:p>0.94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649-69190-410HLF</text:p>
          </table:table-cell>
          <table:table-cell table:style-name="ce1"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5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.2</text:p>
          </table:table-cell>
          <table:table-cell table:style-name="ce10" table:formula="of:=[.C27]*[.F27]" office:value-type="float" office:value="1.2">
            <text:p>1.20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858-35WR5KLFTR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5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.11</text:p>
          </table:table-cell>
          <table:table-cell table:style-name="ce10" table:formula="of:=[.C28]*[.F28]" office:value-type="float" office:value="0.33">
            <text:p>0.3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office:value-type="string">
            <text:p>942-IRF9530NSPBF</text:p>
          </table:table-cell>
          <table:table-cell table:style-name="ce1"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5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.49</text:p>
          </table:table-cell>
          <table:table-cell table:style-name="ce10" table:formula="of:=[.C29]*[.F29]" office:value-type="float" office:value="4.47">
            <text:p>4.47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>
            <text:p>942-IRLML2502TRPBF</text:p>
          </table:table-cell>
          <table:table-cell table:style-name="ce1" table:formula="of:=[.$D$4]" office:value-type="float" office:value="3">
            <text:p>3</text:p>
          </table:table-cell>
          <table:table-cell table:style-name="ce5" office:value-type="string">
            <text:p>MOSFET MOSFT 20V 4.2A 45mOhm 8nC Log Lvl</text:p>
          </table:table-cell>
          <table:table-cell table:style-name="ce5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.504</text:p>
          </table:table-cell>
          <table:table-cell table:style-name="ce10" table:formula="of:=[.C30]*[.F30]" office:value-type="float" office:value="1.512">
            <text:p>1.5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>
            <text:p>80-C0402C100J3G</text:p>
          </table:table-cell>
          <table:table-cell table:style-name="ce1" office:value-type="float" office:value="20">
            <text:p>20</text:p>
          </table:table-cell>
          <table:table-cell table:style-name="ce5" office:value-type="string">
            <text:p>Kondensator aus mehreren Keramikschichten MLCC - SMD/SMT 25volts 10pF C0G 5%</text:p>
          </table:table-cell>
          <table:table-cell table:style-name="ce5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.008</text:p>
          </table:table-cell>
          <table:table-cell table:style-name="ce10" table:formula="of:=[.C31]*[.F31]" office:value-type="float" office:value="0.16">
            <text:p>0.16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7-VJ0402Y103JXXCBC</text:p>
          </table:table-cell>
          <table:table-cell table:style-name="ce1"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5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.048</text:p>
          </table:table-cell>
          <table:table-cell table:style-name="ce10" table:formula="of:=[.C32]*[.F32]" office:value-type="float" office:value="1.44">
            <text:p>1.44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0402-100K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5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.035</text:p>
          </table:table-cell>
          <table:table-cell table:style-name="ce10" table:formula="of:=[.C33]*[.F33]" office:value-type="float" office:value="0.35">
            <text:p>0.35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0402-10K-E3</text:p>
          </table:table-cell>
          <table:table-cell table:style-name="ce1" office:value-type="float" office:value="30">
            <text:p>30</text:p>
          </table:table-cell>
          <table:table-cell office:value-type="string">
            <text:p>Dickfilmwiderstände - SMD 1/16watt 10Kohms 1%</text:p>
          </table:table-cell>
          <table:table-cell table:style-name="ce5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.035</text:p>
          </table:table-cell>
          <table:table-cell table:style-name="ce10" table:formula="of:=[.C34]*[.F34]" office:value-type="float" office:value="1.05">
            <text:p>1.05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0402-100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5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.035</text:p>
          </table:table-cell>
          <table:table-cell table:style-name="ce10" table:formula="of:=[.C35]*[.F35]" office:value-type="float" office:value="0.35">
            <text:p>0.35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0402-4.7K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5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.035</text:p>
          </table:table-cell>
          <table:table-cell table:style-name="ce10" table:formula="of:=[.C36]*[.F36]" office:value-type="float" office:value="0.35">
            <text:p>0.35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0402-31.6K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5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.035</text:p>
          </table:table-cell>
          <table:table-cell table:style-name="ce10" table:formula="of:=[.C37]*[.F37]" office:value-type="float" office:value="0.35">
            <text:p>0.35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0402-0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5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.032</text:p>
          </table:table-cell>
          <table:table-cell table:style-name="ce10" table:formula="of:=[.C38]*[.F38]" office:value-type="float" office:value="0.32">
            <text:p>0.32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2512140RFKEG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watt 140ohms 1% 70 Ohm </text:p>
          </table:table-cell>
          <table:table-cell table:style-name="ce5" office:value-type="string">
            <text:p><text:a xlink:href="http://de.mouser.com/ProductDetail/Vishay-Dale/CRCW2512140RFKEG/?qs=sGAEpiMZZMu61qfTUdNhGxpod03iTunHlzUKtDJpbZs%3D" xlink:type="simple">http://de.mouser.com/ProductDetail/Vishay-Dale/CRCW2512140RFKEG/?qs=sGAEpiMZZMu61qfTUdNhGxpod03iTunHlzUKtDJpbZs%3d</text:a></text:p>
          </table:table-cell>
          <table:table-cell office:value-type="float" office:value="0.171">
            <text:p>0.171</text:p>
          </table:table-cell>
          <table:table-cell table:style-name="ce10" table:formula="of:=[.C39]*[.F39]" office:value-type="float" office:value="1.71">
            <text:p>1.71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74-742C083220JP</text:p>
          </table:table-cell>
          <table:table-cell table:style-name="ce1"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5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.011</text:p>
          </table:table-cell>
          <table:table-cell table:style-name="ce10" table:formula="of:=[.C40]*[.F40]" office:value-type="float" office:value="0.33">
            <text:p>0.33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1-CRCW0402-22-E3</text:p>
          </table:table-cell>
          <table:table-cell table:style-name="ce1"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5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.017</text:p>
          </table:table-cell>
          <table:table-cell table:style-name="ce10" table:formula="of:=[.C41]*[.F41]" office:value-type="float" office:value="1.7">
            <text:p>1.70</text:p>
          </table:table-cell>
          <table:table-cell table:number-columns-repeated="1017"/>
        </table:table-row>
        <table:table-row table:style-name="ro2">
          <table:table-cell table:style-name="ce2"/>
          <table:table-cell office:value-type="string">
            <text:p>77-VJ0402A220KXXPBC</text:p>
          </table:table-cell>
          <table:table-cell table:style-name="ce1"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5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.064</text:p>
          </table:table-cell>
          <table:table-cell table:style-name="ce10" table:formula="of:=[.C42]*[.F42]" office:value-type="float" office:value="0.64">
            <text:p>0.6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720-LRVH9F-P2R1-1-0</text:p>
          </table:table-cell>
          <table:table-cell table:style-name="ce1"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9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.198</text:p>
          </table:table-cell>
          <table:table-cell table:style-name="ce10" table:formula="of:=[.C43]*[.F43]" office:value-type="float" office:value="3.96">
            <text:p>3.96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71-CRCW0402-261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9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.035</text:p>
          </table:table-cell>
          <table:table-cell table:style-name="ce10" table:formula="of:=[.C44]*[.F44]" office:value-type="float" office:value="0.35">
            <text:p>0.3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71-CRCW0402-604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9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.035</text:p>
          </table:table-cell>
          <table:table-cell table:style-name="ce10" table:formula="of:=[.C45]*[.F45]" office:value-type="float" office:value="0.35">
            <text:p>0.3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71-CRCW0402J-1.5K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9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.035</text:p>
          </table:table-cell>
          <table:table-cell table:style-name="ce10" table:formula="of:=[.C46]*[.F46]" office:value-type="float" office:value="0.35">
            <text:p>0.35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71-CRCW0402-2.55K-E3</text:p>
          </table:table-cell>
          <table:table-cell table:style-name="ce1"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9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.035</text:p>
          </table:table-cell>
          <table:table-cell table:style-name="ce10" table:formula="of:=[.C47]*[.F47]" office:value-type="float" office:value="0.35">
            <text:p>0.35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4"/>
          <table:table-cell table:style-name="ce10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Gesamt</text:p>
          </table:table-cell>
          <table:table-cell table:style-name="ce10" table:formula="of:=SUM([.G7:.G47])" office:value-type="float" office:value="157.74">
            <text:p>157.74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10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>
            <text:p>Wuerth Elektronik</text:p>
          </table:table-cell>
          <table:table-cell table:number-columns-repeated="5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"/>
          <table:table-cell office:value-type="string">
            <text:p>WPMDL1300501BD</text:p>
          </table:table-cell>
          <table:table-cell table:number-columns-repeated="4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"/>
          <table:table-cell office:value-type="string">
            <text:p>WPMDL1300331BD</text:p>
          </table:table-cell>
          <table:table-cell table:number-columns-repeated="4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10"/>
          <table:table-cell table:number-columns-repeated="1016"/>
        </table:table-row>
        <table:table-row table:style-name="ro1">
          <table:table-cell/>
          <table:table-cell office:value-type="string">
            <text:p>ES&amp;S Kabe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.5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formula="of:=[.G59]" office:value-type="float" office:value="41.58">
            <text:p>41.5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echToy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https://www.leiton.de/kalkulation-preis.html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Am 20.03.2014 bestell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pcb-pool.de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float" office:value="219">
            <text:p>2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Leiterplatten 60x90 mm 4 lagen, 8 Tage</text:p>
          </table:table-cell>
          <table:table-cell office:value-type="string">
            <text:p><text:a xlink:href="https://www.leiton.de/kalkulation-preis.html" xlink:type="simple">https://www.leiton.de/kalkulation-preis.html</text:a></text:p>
          </table:table-cell>
          <table:table-cell/>
          <table:table-cell office:value-type="float" office:value="127.71">
            <text:p>127.7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Leiterplatten 60x90 mm 4 lagen, 8 Tage</text:p>
          </table:table-cell>
          <table:table-cell table:style-name="ce5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/>
          <table:table-cell office:value-type="float" office:value="206.62">
            <text:p>206.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Leiterplatten 60x90 mm 4 lagen, 5 Tage</text:p>
          </table:table-cell>
          <table:table-cell table:style-name="ce5" office:value-type="string">
            <text:p><text:a xlink:href="https://portal.multi-circuit-boards.eu/" xlink:type="simple">https://portal.multi-circuit-boards.eu/</text:a></text:p>
          </table:table-cell>
          <table:table-cell/>
          <table:table-cell office:value-type="float" office:value="130.9">
            <text:p>130.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Leiterplatten 60x90 mm 4 lagen, 10 Tage</text:p>
          </table:table-cell>
          <table:table-cell table:style-name="ce5" office:value-type="string">
            <text:p><text:a xlink:href="http://www.pcb-joker.com/" xlink:type="simple">http://www.pcb-joker.com/</text:a></text:p>
          </table:table-cell>
          <table:table-cell/>
          <table:table-cell office:value-type="float" office:value="123">
            <text:p>1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Leiterplatten 60x90 mm 4 lagen, 25 Tage</text:p>
          </table:table-cell>
          <table:table-cell table:style-name="ce5" office:value-type="string">
            <text:p><text:a xlink:href="http://be.eurocircuits.com/shop/orders/configurator.aspx" xlink:type="simple">http://be.eurocircuits.com/shop/orders/configurator.aspx</text:a></text:p>
          </table:table-cell>
          <table:table-cell/>
          <table:table-cell office:value-type="float" office:value="170.67">
            <text:p>170.6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Leiterplatten 100x100 mm 4 lagen</text:p>
          </table:table-cell>
          <table:table-cell table:style-name="ce5" office:value-type="string">
            <text:p><text:a xlink:href="http://imall.iteadstudio.com/open-pcb/pcb-prototyping/im120418009.html" xlink:type="simple">http://imall.iteadstudio.com/open-pcb/pcb-prototyping/im120418009.html</text:a>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Leiterplatten 100x100 mm 4 lagen</text:p>
          </table:table-cell>
          <table:table-cell table:style-name="ce5" office:value-type="string">
            <text:p><text:a xlink:href="http://www.elecrow.com/services-c-73/pcb-fabricate-service-c-73_116/4-layer-10-10cm-max-10pcs-p-365.html" xlink:type="simple">http://www.elecrow.com/services-c-73/pcb-fabricate-service-c-73_116/4-layer-10-10cm-max-10pcs-p-365.html</text:a></text:p>
          </table:table-cell>
          <table:table-cell/>
          <table:table-cell office:value-type="string">
            <text:p>49 USD + Versand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HyLin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enge</text:p>
          </table:table-cell>
          <table:table-cell office:value-type="string">
            <text:p>Betellnr.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LB070WV8-SL01</text:p>
          </table:table-cell>
          <table:table-cell office:value-type="string">
            <text:p>http://www.hy-line.de/fileadmin/hy-line/computer/csv/datasheets/Final CAS LB070WV8-SL01_20121122.pdf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F79]" office:value-type="float" office:value="80">
            <text:p>8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SUM([.H21:.H80])" office:value-type="float" office:value="399.58">
            <text:p>399.58</text:p>
          </table:table-cell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2:34: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7T16:03:38</dc:date>
    <meta:editing-duration>P1DT50M31S</meta:editing-duration>
    <meta:editing-cycles>39</meta:editing-cycles>
    <meta:generator>LibreOffice/4.0.2.2$Linux_x86 LibreOffice_project/400m0$Build-2</meta:generator>
    <meta:document-statistic meta:table-count="1" meta:cell-count="318" meta:object-count="0"/>
  </office:meta>
</office:document-meta>
</file>